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<text:span text:style-name="T1">Masscollabs is for the Internet Cyberspace for Software, Hardware and Scienc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Hardware is the “interface” or “hub” which connects brain and actions together so which is why we want it to be vendor free including free from us</text:span></text:p>
          </draw:text-box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<text:span text:style-name="T1">Anyday we live in a society that grows faster for a dynamic consciousness. We Masscollabs Services dream a nonstop working convergent infrastructures for the Internet Cyberspace. Which is why we focus on Security in any sen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<text:span text:style-name="T1">We plan a computer suite which is completely “free as in freedom” and not relied on any technology or vendor for the Internet Cyberspace called in our understanding amassivus is a derivative word amassing means continuously and rapidly grow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9.134cm" svg:x="4.5cm" svg:y="3.798cm" presentation:class="subtitle" presentation:user-transformed="true">
          <draw:text-box>
            <text:p text:style-name="P1"><text:span text:style-name="T1">As we focus on Cloud and Networking/Internet our technologies will be focused on open collaboration and privacy technically done with a <text:s/>perfectionist approach that dynamically accessed by the committers who runs the related hardware. </text:span></text:p>
            <text:p text:style-name="P1"><text:span text:style-name="T1">In simple words you will be able to hack your own hardware and software and algorith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ee Hardware by Masscollabs Services for the Internet Cyberspace</text:p>
          </draw:text-box>
        </draw:frame>
        <draw:frame presentation:style-name="pr2" draw:text-style-name="P2" draw:layer="layout" svg:width="22.5cm" svg:height="10.306cm" svg:x="4.5cm" svg:y="3.212cm" presentation:class="subtitle" presentation:user-transformed="true">
          <draw:text-box>
            <text:p text:style-name="P1"><text:span text:style-name="T1">Without Science Art Philosophy Culture there is no algorithm in other words there is no solution. Our culture is Ubuntu which means a person is a person for another person. </text:span><text:span text:style-name="T1"><text:line-break/></text:span><text:span text:style-name="T1">Simply We DO NOT EXPLOIT</text:span><text:span text:style-name="T1"><text:line-break/></text:span><text:span text:style-name="T1">but</text:span></text:p>
            <text:p text:style-name="P1"><text:span text:style-name="T1">We converge any teams for the Internet Cyberspace as in collective consciousness to connect or realize new ways of committing to the open infrastructures</text:span></text:p>
            <text:p text:style-name="P1"><text:span text:style-name="T1"/></text:p>
            <text:p text:style-name="P1"><text:span text:style-name="T2">We Masscollabs Services is leading to Software, Hardware and Science for the Internet Cyberspace with our own consciousness. We have our own roadmap and this is why we say we are a Free Software project. This is an open way to software and open infrastruc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asscollabs Services for the Internet Cyberspac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a xlink:href="https://gitea.labs.masscollabs.com/mass" xlink:type="simple">https://gitea.labs.masscollabs.com/mass</text:a><text:s/>is our core of the way we think as we dream for the Internet Cyberspace</text:p>
              </text:list-item>
              <text:list-item>
                <text:p><text:a xlink:href="https://gitea.labs.masscollabs.com/amassivus" xlink:type="simple">https://gitea.labs.masscollabs.com/amassivus</text:a><text:s/>is the suite for the Internet Cyberspace</text:p>
              </text:list-item>
              <text:list-item>
                <text:p><text:a xlink:href="https://www.masscollabs.com/" xlink:type="simple">https://www.masscollabs.com</text:a><text:s/>is behind all projects started by Masscollabs Servic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1:13:57.727830172</meta:creation-date>
    <meta:editing-duration>PT43M20S</meta:editing-duration>
    <meta:editing-cycles>27</meta:editing-cycles>
    <meta:generator>LibreOffice/6.4.6.2$Linux_X86_64 LibreOffice_project/40$Build-2</meta:generator>
    <dc:title>DNA</dc:title>
    <dc:date>2021-01-04T21:57:28.952975723</dc:date>
    <meta:document-statistic meta:object-count="50"/>
  </office:meta>
</office:document-meta>
</file>